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4"/>
    <style:style style:name="P4" style:family="paragraph" style:parent-style-name="Standard" style:list-style-name="L6"/>
    <style:style style:name="P5" style:family="paragraph" style:parent-style-name="Standard" style:list-style-name="L3"/>
    <style:style style:name="P6" style:family="paragraph" style:parent-style-name="Standard" style:list-style-name="L5"/>
    <style:style style:name="P7" style:family="paragraph" style:parent-style-name="Standard" style:list-style-name="L7"/>
    <style:style style:name="P8" style:family="paragraph" style:parent-style-name="Standard" style:list-style-name="L9"/>
    <style:style style:name="P9" style:family="paragraph" style:parent-style-name="Standard" style:list-style-name="L10"/>
    <style:style style:name="P10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T1" style:family="text">
      <style:text-properties fo:language="fr" fo:country="FR"/>
    </style:style>
    <style:style style:name="T2" style:family="text">
      <style:text-properties fo:language="fr" fo:country="FR" style:language-asian="zxx" style:country-asian="none" style:language-complex="zxx" style:country-complex="none"/>
    </style:style>
    <style:style style:name="T3" style:family="text">
      <style:text-properties fo:language="fr" fo:country="FR" style:language-asian="ja" style:country-asian="JP" style:language-complex="zxx" style:country-complex="none"/>
    </style:style>
    <style:style style:name="T4" style:family="text">
      <style:text-properties style:language-asian="ja" style:country-asian="JP"/>
    </style:style>
    <style:style style:name="T5" style:family="text">
      <style:text-properties style:language-asian="zxx" style:country-asian="none"/>
    </style:style>
    <style:style style:name="T6" style:family="text">
      <style:text-properties style:language-complex="zxx" style:country-complex="non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Oracle</text:p>
      <text:p text:style-name="Standard"/>
      <text:p text:style-name="Standard">Qui es tu ?</text:p>
      <text:list xml:id="list42380895" text:style-name="L1">
        <text:list-item>
          <text:p text:style-name="P1">Je suis celui qui sait ce qui est et ce qui a était.</text:p>
        </text:list-item>
      </text:list>
      <text:p text:style-name="Standard">Avenir ?</text:p>
      <text:list xml:id="list42426664" text:style-name="L2">
        <text:list-item>
          <text:p text:style-name="P2">L’avenir n'est pas ; Comment pourrait-on se venter de le connaître ?</text:p>
        </text:list-item>
      </text:list>
      <text:p text:style-name="Standard">Orbe de vie ? <text:s/>Sondoroth ?</text:p>
      <text:list xml:id="list42474566" text:style-name="L3">
        <text:list-item>
          <text:p text:style-name="P5">Sondoroth est celui qui fait que les choses soient.</text:p>
        </text:list-item>
        <text:list-item>
          <text:p text:style-name="P5">Si Sondoroth avait abandonné ses fils, le monde aurait sombré dans le néant. Chaque aube nouvelle est la preuve de sa toute puissance.</text:p>
        </text:list-item>
        <text:list-item>
          <text:p text:style-name="P5">Les hommes ont trahis les dieux ; c'est à eux de tracer le chemin vers leur rédemption.</text:p>
        </text:list-item>
      </text:list>
      <text:p text:style-name="Standard"><text:span text:style-name="T4">Orzaroth ?</text:span></text:p>
      <text:list xml:id="list42571911" text:style-name="L5">
        <text:list-item>
          <text:p text:style-name="P6"><text:span text:style-name="T4">Il est le fruit de </text:span>d'<text:span text:style-name="T4">Ulmar</text:span> le patriarche et de Z<text:span text:style-name="T4">o</text:span>ha la mère nourricière.</text:p>
        </text:list-item>
        <text:list-item>
          <text:p text:style-name="P6">Long et périlleux est le chemin qui mène de la graine à l'arbre.</text:p>
        </text:list-item>
      </text:list>
      <text:p text:style-name="Standard">Dieux ?</text:p>
      <text:list xml:id="list43426939" text:continue-list="list42474566" text:style-name="L3">
        <text:list-item>
          <text:p text:style-name="P5">Si vous n'avez pas la foi, comment pourriez vous espérer une aide divine ?</text:p>
        </text:list-item>
      </text:list>
      <text:p text:style-name="Standard">Rho ?</text:p>
      <text:list xml:id="list42517279" text:style-name="L4">
        <text:list-item>
          <text:p text:style-name="P3"><text:span text:style-name="T2">Le maitre des volcans se tient à la droite de Sondoroth.</text:span></text:p>
        </text:list-item>
        <text:list-item>
          <text:p text:style-name="P3"><text:span text:style-name="T2">C'est Rho qui façonna les armures des avatars.</text:span></text:p>
        </text:list-item>
      </text:list>
      <text:p text:style-name="Standard"><text:span text:style-name="T2">Avatars ?</text:span></text:p>
      <text:list xml:id="list42636267" text:style-name="L6">
        <text:list-item>
          <text:p text:style-name="P4"><text:span text:style-name="T2">Il fut un temps ou les dieux prirent forme sur terre pour en chasser le mal ; Ayant sous-estimé sa puissance, ils furent vaincu.</text:span></text:p>
        </text:list-item>
      </text:list>
      <text:p text:style-name="Standard">Temple feu ? <text:span text:style-name="T4">Raehorth ?</text:span></text:p>
      <text:list xml:id="list43446415" text:continue-list="list42517279" text:style-name="L4">
        <text:list-item>
          <text:p text:style-name="P3"><text:span text:style-name="T3">L</text:span><text:span text:style-name="T2">a demeure de Rho, se trouve au point de convergence des 3 enfers.</text:span></text:p>
        </text:list-item>
        <text:list-item>
          <text:p text:style-name="P3"><text:span text:style-name="T2">Toujours suivre le chemin des 3.</text:span></text:p>
        </text:list-item>
      </text:list>
      <text:p text:style-name="Standard"><text:span text:style-name="T4">Fho ?</text:span></text:p>
      <text:list xml:id="list43432389" text:continue-numbering="true" text:style-name="L4">
        <text:list-item>
          <text:p text:style-name="P3">Le maitre des volcans se tient à la gauche de Sondoroth.</text:p>
        </text:list-item>
      </text:list>
      <text:p text:style-name="Standard">Temple de l'eau ? <text:span text:style-name="T4">Phomea ?</text:span></text:p>
      <text:list xml:id="list43141295" text:style-name="L7">
        <text:list-item>
          <text:p text:style-name="P7">Le grand cataclysme à transporter la demeure de Fho au bord d'un nouvel océan.</text:p>
        </text:list-item>
        <text:list-item>
          <text:p text:style-name="P7">Toujours suivre le chemin du vent.</text:p>
        </text:list-item>
      </text:list>
      <text:p text:style-name="Standard">Aldarae ? <text:s/><text:span text:style-name="T3">Alderad ?</text:span></text:p>
      <text:list xml:id="list43246533" text:style-name="L9">
        <text:list-item>
          <text:p text:style-name="P8">La demeure de Sondorth se trouve au coeur du domaine des enfants de la forêt.</text:p>
        </text:list-item>
        <text:list-item>
          <text:p text:style-name="P8">Eux seuls pourront vous guider vers ce lieu.</text:p>
        </text:list-item>
        <text:list-item>
          <text:p text:style-name="P8">Le mal ne peut pénétrer les lieux, mais il rode tout autour.</text:p>
        </text:list-item>
      </text:list>
      <text:p text:style-name="Standard">Enfants de la forêt ?</text:p>
      <text:list xml:id="list43260390" text:style-name="L10">
        <text:list-item>
          <text:p text:style-name="P9">En langue courante, on les appellent des elfes.</text:p>
        </text:list-item>
        <text:list-item>
          <text:p text:style-name="P9">Les légendes ne sont ni tout à fait vrai, ni tout à fait fausse ; ceci s'applique aussi à celle qui prétent que les elfs auraient tous quitter le monde matériel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1H06M12S</meta:editing-duration>
    <meta:editing-cycles>10</meta:editing-cycles>
    <meta:generator>OpenOffice.org/3.2$Win32 OpenOffice.org_project/320m18$Build-9502</meta:generator>
    <dc:date>2011-04-28T23:31:28.75</dc:date>
    <dc:creator>Guillaume Blanchard</dc:creator>
    <meta:document-statistic meta:table-count="0" meta:image-count="0" meta:object-count="0" meta:page-count="1" meta:paragraph-count="34" meta:word-count="346" meta:character-count="1685"/>
    <meta:user-defined meta:name="Info 1"/>
    <meta:user-defined meta:name="Info 2"/>
    <meta:user-defined meta:name="Info 3"/>
    <meta:user-defined meta:name="Info 4"/>
  </office:meta>
</office:document-meta>
</file>